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15d9" officeooo:paragraph-rsid="001515d9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515d9" officeooo:paragraph-rsid="001515d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officeooo:rsid="001515d9" officeooo:paragraph-rsid="001515d9"/>
    </style:style>
    <style:style style:name="P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officeooo:rsid="001515d9" officeooo:paragraph-rsid="001515d9"/>
    </style:style>
    <style:style style:name="P5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text-underline-style="none" officeooo:rsid="0016b498" officeooo:paragraph-rsid="0016b498"/>
    </style:style>
    <style:style style:name="P6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officeooo:rsid="001515d9" officeooo:paragraph-rsid="001515d9"/>
    </style:style>
    <style:style style:name="P7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fo:color="#000000" style:text-underline-style="none" officeooo:rsid="001c42f7" officeooo:paragraph-rsid="001c42f7"/>
    </style:style>
    <style:style style:name="P8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fo:color="#000000" style:text-underline-style="none" officeooo:rsid="00227b33" officeooo:paragraph-rsid="00227b33"/>
    </style:style>
    <style:style style:name="P9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style:text-underline-style="none" officeooo:rsid="002000e8" officeooo:paragraph-rsid="002000e8"/>
    </style:style>
    <style:style style:name="P10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text-underline-style="none" officeooo:rsid="0019838c" officeooo:paragraph-rsid="0019838c"/>
    </style:style>
    <style:style style:name="P11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text-underline-style="none" officeooo:rsid="001c42f7" officeooo:paragraph-rsid="001c42f7"/>
    </style:style>
    <style:style style:name="P12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50%" fo:text-indent="0cm" style:auto-text-indent="false" fo:background-color="transparent"/>
      <style:text-properties fo:color="#000000" style:text-underline-style="none" officeooo:rsid="001c42f7" officeooo:paragraph-rsid="001c42f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27b33"/>
    </style:style>
    <style:style style:name="T4" style:family="text">
      <style:text-properties fo:color="#c9211e" style:text-underline-style="none"/>
    </style:style>
    <style:style style:name="T5" style:family="text">
      <style:text-properties fo:color="#c9211e" style:text-underline-style="none" officeooo:rsid="0019838c"/>
    </style:style>
    <style:style style:name="T6" style:family="text">
      <style:text-properties fo:color="#c9211e" style:text-underline-style="none" officeooo:rsid="001c42f7"/>
    </style:style>
    <style:style style:name="T7" style:family="text">
      <style:text-properties fo:color="#c9211e" style:text-underline-style="solid" style:text-underline-width="auto" style:text-underline-color="font-color"/>
    </style:style>
    <style:style style:name="T8" style:family="text">
      <style:text-properties fo:color="#c9211e" style:text-underline-style="solid" style:text-underline-width="auto" style:text-underline-color="font-color" officeooo:rsid="001ad844"/>
    </style:style>
    <style:style style:name="T9" style:family="text">
      <style:text-properties officeooo:rsid="001e0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Relationenmodell AG-Manager</text:p>
      <text:p text:style-name="P1"/>
      <text:p text:style-name="P6">AGs: AG<text:span text:style-name="T1">ID</text:span><text:span text:style-name="T2">, Titel, Wochentag, Uhrzeit, Dauer, maxTeilnehmer, Mehrfachbelegbarkeit, Schuljahr, Kurzbeschreibung</text:span></text:p>
      <text:p text:style-name="P3"><text:span text:style-name="T2">Termine: </text:span><text:span text:style-name="T1">TerminID</text:span><text:span text:style-name="T2">, Datum/Uhrzeit, Dauer, Anmerkung, </text:span><text:span text:style-name="T6">AGID</text:span></text:p>
      <text:p text:style-name="P3"><text:span text:style-name="T2">Benutzer: </text:span><text:span text:style-name="T1">BenutzerID,</text:span><text:span text:style-name="T2"> Vorname, Nachname Benutzername E-Mail, Registrierdatum, Passwort, Rolle</text:span></text:p>
      <text:p text:style-name="P3"><text:span text:style-name="T2">Andere: </text:span><text:span text:style-name="T4">BenutzerID</text:span></text:p>
      <text:p text:style-name="P4"><text:span text:style-name="T2">Schueler: Schuelernr, Klasse, LetzteAktualisierung</text:span><text:span text:style-name="T3">S</text:span><text:span text:style-name="T2">, </text:span><text:span text:style-name="T7">BenutzerID</text:span></text:p>
      <text:p text:style-name="P4"><text:span text:style-name="T2">Lehrer: Kuerzel, </text:span><text:span text:style-name="T3">LetzteAktualisierungL,</text:span><text:span text:style-name="T2"> </text:span><text:span text:style-name="T7">BenutzerID</text:span></text:p>
      <text:p text:style-name="P5">Session: <text:span text:style-name="T1">SessionID,</text:span> Zeitstempel, <text:span text:style-name="T7">BenutzerID</text:span></text:p>
      <text:p text:style-name="P10">Leiten: <text:span text:style-name="T7">AGID, BenutzerID</text:span></text:p>
      <text:p text:style-name="P11">Anwesenheit: <text:span text:style-name="T7">TerminID, BenutzerID</text:span></text:p>
      <text:p text:style-name="P11">Einschreibung: Schuljahr, <text:span text:style-name="T7">AGID, BenutzerID</text:span></text:p>
      <text:p text:style-name="P12"/>
      <text:p text:style-name="P7">Umgang mit obsoleten Daten (Benutzer, AGs etc) – <text:span text:style-name="T9">Könnten Lehrer auch ein Attribut „Letzte Aktualisierung“ bekommen? Andere kann man ja einfach rausschmeißen, wenn die letzte Session 1 Jahr her ist oder so….</text:span></text:p>
      <text:p text:style-name="P7"/>
      <text:p text:style-name="P8">Benutzer besitzt Session: 1:1 Beziehung? Muss jeder Benutzer immer genau 1 Session besitzen und umgekehrt?</text:p>
      <text:p text:style-name="P7"/>
      <text:p text:style-name="P7"/>
      <text:p text:style-name="P9">Integritätsbedingungen: </text:p>
      <text:p text:style-name="P9">- Schlüsselattribute UNIQUE</text:p>
      <text:p text:style-name="P9">..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6:21:34.296592945</meta:creation-date>
    <dc:date>2021-03-25T22:47:19.880311032</dc:date>
    <meta:editing-duration>PT2H14M5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03" meta:character-count="924" meta:non-whitespace-character-count="835"/>
  </office:meta>
</office:document-meta>
</file>